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Loss ReLU</text:p>
          </table:table-cell>
          <table:table-cell office:value-type="string" calcext:value-type="string">
            <text:p>Loss tanh</text:p>
          </table:table-cell>
          <table:table-cell office:value-type="string" calcext:value-type="string">
            <text:p>Loss small 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.5231895446777" calcext:value-type="float">
            <text:p>25.5231895447</text:p>
          </table:table-cell>
          <table:table-cell office:value-type="float" office:value="25.3205871582031" calcext:value-type="float">
            <text:p>25.3205871582</text:p>
          </table:table-cell>
          <table:table-cell office:value-type="float" office:value="4.67598533630371" calcext:value-type="float">
            <text:p>4.67598533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.9078750610352" calcext:value-type="float">
            <text:p>22.907875061</text:p>
          </table:table-cell>
          <table:table-cell office:value-type="float" office:value="22.7812843322754" calcext:value-type="float">
            <text:p>22.7812843323</text:p>
          </table:table-cell>
          <table:table-cell office:value-type="float" office:value="4.13450813293457" calcext:value-type="float">
            <text:p>4.13450813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.1456298828125" calcext:value-type="float">
            <text:p>21.1456298828</text:p>
          </table:table-cell>
          <table:table-cell office:value-type="float" office:value="21.2623825073242" calcext:value-type="float">
            <text:p>21.2623825073</text:p>
          </table:table-cell>
          <table:table-cell office:value-type="float" office:value="3.95813035964966" calcext:value-type="float">
            <text:p>3.958130359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.9118328094482" calcext:value-type="float">
            <text:p>19.9118328094</text:p>
          </table:table-cell>
          <table:table-cell office:value-type="float" office:value="19.4518127441406" calcext:value-type="float">
            <text:p>19.4518127441</text:p>
          </table:table-cell>
          <table:table-cell office:value-type="float" office:value="3.64557456970215" calcext:value-type="float">
            <text:p>3.64557456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.0989303588867" calcext:value-type="float">
            <text:p>18.0989303589</text:p>
          </table:table-cell>
          <table:table-cell office:value-type="float" office:value="18.0254211425781" calcext:value-type="float">
            <text:p>18.0254211426</text:p>
          </table:table-cell>
          <table:table-cell office:value-type="float" office:value="3.43567657470703" calcext:value-type="float">
            <text:p>3.43567657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.8274726867676" calcext:value-type="float">
            <text:p>16.8274726868</text:p>
          </table:table-cell>
          <table:table-cell office:value-type="float" office:value="16.7887134552002" calcext:value-type="float">
            <text:p>16.7887134552</text:p>
          </table:table-cell>
          <table:table-cell office:value-type="float" office:value="3.1670138835907" calcext:value-type="float">
            <text:p>3.16701388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.5504035949707" calcext:value-type="float">
            <text:p>15.550403595</text:p>
          </table:table-cell>
          <table:table-cell office:value-type="float" office:value="15.4297323226929" calcext:value-type="float">
            <text:p>15.4297323227</text:p>
          </table:table-cell>
          <table:table-cell office:value-type="float" office:value="2.99813508987427" calcext:value-type="float">
            <text:p>2.998135089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.4205331802368" calcext:value-type="float">
            <text:p>14.4205331802</text:p>
          </table:table-cell>
          <table:table-cell office:value-type="float" office:value="14.2609930038452" calcext:value-type="float">
            <text:p>14.2609930038</text:p>
          </table:table-cell>
          <table:table-cell office:value-type="float" office:value="3.17888116836548" calcext:value-type="float">
            <text:p>3.178881168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3.3590831756592" calcext:value-type="float">
            <text:p>13.3590831757</text:p>
          </table:table-cell>
          <table:table-cell office:value-type="float" office:value="13.3118782043457" calcext:value-type="float">
            <text:p>13.3118782043</text:p>
          </table:table-cell>
          <table:table-cell office:value-type="float" office:value="2.98462247848511" calcext:value-type="float">
            <text:p>2.984622478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.4355239868164" calcext:value-type="float">
            <text:p>12.4355239868</text:p>
          </table:table-cell>
          <table:table-cell office:value-type="float" office:value="12.4466228485107" calcext:value-type="float">
            <text:p>12.4466228485</text:p>
          </table:table-cell>
          <table:table-cell office:value-type="float" office:value="2.62306261062622" calcext:value-type="float">
            <text:p>2.62306261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.6046104431152" calcext:value-type="float">
            <text:p>11.6046104431</text:p>
          </table:table-cell>
          <table:table-cell office:value-type="float" office:value="11.4001359939575" calcext:value-type="float">
            <text:p>11.400135994</text:p>
          </table:table-cell>
          <table:table-cell office:value-type="float" office:value="2.39592528343201" calcext:value-type="float">
            <text:p>2.395925283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.8538293838501" calcext:value-type="float">
            <text:p>10.8538293839</text:p>
          </table:table-cell>
          <table:table-cell office:value-type="float" office:value="10.6286897659302" calcext:value-type="float">
            <text:p>10.6286897659</text:p>
          </table:table-cell>
          <table:table-cell office:value-type="float" office:value="2.24915599822998" calcext:value-type="float">
            <text:p>2.249155998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.0071458816528" calcext:value-type="float">
            <text:p>10.0071458817</text:p>
          </table:table-cell>
          <table:table-cell office:value-type="float" office:value="9.96004486083984" calcext:value-type="float">
            <text:p>9.9600448608</text:p>
          </table:table-cell>
          <table:table-cell office:value-type="float" office:value="2.05917358398437" calcext:value-type="float">
            <text:p>2.05917358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.27161312103272" calcext:value-type="float">
            <text:p>9.271613121</text:p>
          </table:table-cell>
          <table:table-cell office:value-type="float" office:value="9.20043087005615" calcext:value-type="float">
            <text:p>9.2004308701</text:p>
          </table:table-cell>
          <table:table-cell office:value-type="float" office:value="2.0876522064209" calcext:value-type="float">
            <text:p>2.087652206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.4575662612915" calcext:value-type="float">
            <text:p>8.4575662613</text:p>
          </table:table-cell>
          <table:table-cell office:value-type="float" office:value="8.51444339752197" calcext:value-type="float">
            <text:p>8.5144433975</text:p>
          </table:table-cell>
          <table:table-cell office:value-type="float" office:value="1.95548176765442" calcext:value-type="float">
            <text:p>1.955481767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.87807321548462" calcext:value-type="float">
            <text:p>7.8780732155</text:p>
          </table:table-cell>
          <table:table-cell office:value-type="float" office:value="7.79268026351929" calcext:value-type="float">
            <text:p>7.7926802635</text:p>
          </table:table-cell>
          <table:table-cell office:value-type="float" office:value="1.98665177822113" calcext:value-type="float">
            <text:p>1.986651778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.46823883056641" calcext:value-type="float">
            <text:p>7.4682388306</text:p>
          </table:table-cell>
          <table:table-cell office:value-type="float" office:value="7.29237174987793" calcext:value-type="float">
            <text:p>7.2923717499</text:p>
          </table:table-cell>
          <table:table-cell office:value-type="float" office:value="1.77319312095642" calcext:value-type="float">
            <text:p>1.77319312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.81047821044922" calcext:value-type="float">
            <text:p>6.8104782104</text:p>
          </table:table-cell>
          <table:table-cell office:value-type="float" office:value="6.92811107635498" calcext:value-type="float">
            <text:p>6.9281110764</text:p>
          </table:table-cell>
          <table:table-cell office:value-type="float" office:value="1.59652698040009" calcext:value-type="float">
            <text:p>1.596526980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.23952960968018" calcext:value-type="float">
            <text:p>6.2395296097</text:p>
          </table:table-cell>
          <table:table-cell office:value-type="float" office:value="6.3122353553772" calcext:value-type="float">
            <text:p>6.3122353554</text:p>
          </table:table-cell>
          <table:table-cell office:value-type="float" office:value="1.73989272117615" calcext:value-type="float">
            <text:p>1.739892721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.16202020645142" calcext:value-type="float">
            <text:p>6.1620202065</text:p>
          </table:table-cell>
          <table:table-cell office:value-type="float" office:value="5.86975193023682" calcext:value-type="float">
            <text:p>5.8697519302</text:p>
          </table:table-cell>
          <table:table-cell office:value-type="float" office:value="1.54456639289856" calcext:value-type="float">
            <text:p>1.54456639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.78539896011353" calcext:value-type="float">
            <text:p>5.7853989601</text:p>
          </table:table-cell>
          <table:table-cell office:value-type="float" office:value="5.60250234603882" calcext:value-type="float">
            <text:p>5.602502346</text:p>
          </table:table-cell>
          <table:table-cell office:value-type="float" office:value="1.4848484992981" calcext:value-type="float">
            <text:p>1.484848499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.28495025634766" calcext:value-type="float">
            <text:p>5.2849502563</text:p>
          </table:table-cell>
          <table:table-cell office:value-type="float" office:value="5.09832239151001" calcext:value-type="float">
            <text:p>5.0983223915</text:p>
          </table:table-cell>
          <table:table-cell office:value-type="float" office:value="1.34114623069763" calcext:value-type="float">
            <text:p>1.341146230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.96964979171753" calcext:value-type="float">
            <text:p>4.9696497917</text:p>
          </table:table-cell>
          <table:table-cell office:value-type="float" office:value="4.78152561187744" calcext:value-type="float">
            <text:p>4.7815256119</text:p>
          </table:table-cell>
          <table:table-cell office:value-type="float" office:value="1.36843824386597" calcext:value-type="float">
            <text:p>1.368438243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.42091083526611" calcext:value-type="float">
            <text:p>4.4209108353</text:p>
          </table:table-cell>
          <table:table-cell office:value-type="float" office:value="4.53600978851318" calcext:value-type="float">
            <text:p>4.5360097885</text:p>
          </table:table-cell>
          <table:table-cell office:value-type="float" office:value="1.30565881729126" calcext:value-type="float">
            <text:p>1.305658817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.23478603363037" calcext:value-type="float">
            <text:p>4.2347860336</text:p>
          </table:table-cell>
          <table:table-cell office:value-type="float" office:value="4.30561828613281" calcext:value-type="float">
            <text:p>4.3056182861</text:p>
          </table:table-cell>
          <table:table-cell office:value-type="float" office:value="1.25872552394867" calcext:value-type="float">
            <text:p>1.258725523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.03113985061646" calcext:value-type="float">
            <text:p>4.0311398506</text:p>
          </table:table-cell>
          <table:table-cell office:value-type="float" office:value="4.0511326789856" calcext:value-type="float">
            <text:p>4.051132679</text:p>
          </table:table-cell>
          <table:table-cell office:value-type="float" office:value="1.25995969772339" calcext:value-type="float">
            <text:p>1.259959697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.78220224380493" calcext:value-type="float">
            <text:p>3.7822022438</text:p>
          </table:table-cell>
          <table:table-cell office:value-type="float" office:value="3.81206655502319" calcext:value-type="float">
            <text:p>3.812066555</text:p>
          </table:table-cell>
          <table:table-cell office:value-type="float" office:value="1.18088686466217" calcext:value-type="float">
            <text:p>1.180886864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.57463312149048" calcext:value-type="float">
            <text:p>3.5746331215</text:p>
          </table:table-cell>
          <table:table-cell office:value-type="float" office:value="3.48452758789062" calcext:value-type="float">
            <text:p>3.4845275879</text:p>
          </table:table-cell>
          <table:table-cell office:value-type="float" office:value="1.04676842689514" calcext:value-type="float">
            <text:p>1.046768426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.24789476394653" calcext:value-type="float">
            <text:p>3.2478947639</text:p>
          </table:table-cell>
          <table:table-cell office:value-type="float" office:value="3.21846866607666" calcext:value-type="float">
            <text:p>3.2184686661</text:p>
          </table:table-cell>
          <table:table-cell office:value-type="float" office:value="1.061936378479" calcext:value-type="float">
            <text:p>1.061936378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.14662003517151" calcext:value-type="float">
            <text:p>3.1466200352</text:p>
          </table:table-cell>
          <table:table-cell office:value-type="float" office:value="3.2466413974762" calcext:value-type="float">
            <text:p>3.2466413975</text:p>
          </table:table-cell>
          <table:table-cell office:value-type="float" office:value="1.03327369689941" calcext:value-type="float">
            <text:p>1.033273696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.96599650382996" calcext:value-type="float">
            <text:p>2.9659965038</text:p>
          </table:table-cell>
          <table:table-cell office:value-type="float" office:value="2.98298740386963" calcext:value-type="float">
            <text:p>2.9829874039</text:p>
          </table:table-cell>
          <table:table-cell office:value-type="float" office:value="1.1125214099884" calcext:value-type="float">
            <text:p>1.1125214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.78026509284973" calcext:value-type="float">
            <text:p>2.7802650928</text:p>
          </table:table-cell>
          <table:table-cell office:value-type="float" office:value="2.81635046005249" calcext:value-type="float">
            <text:p>2.8163504601</text:p>
          </table:table-cell>
          <table:table-cell office:value-type="float" office:value="1.09818112850189" calcext:value-type="float">
            <text:p>1.098181128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.66620588302612" calcext:value-type="float">
            <text:p>2.666205883</text:p>
          </table:table-cell>
          <table:table-cell office:value-type="float" office:value="2.5231146812439" calcext:value-type="float">
            <text:p>2.5231146812</text:p>
          </table:table-cell>
          <table:table-cell office:value-type="float" office:value="1.01132619380951" calcext:value-type="float">
            <text:p>1.011326193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.50381636619568" calcext:value-type="float">
            <text:p>2.5038163662</text:p>
          </table:table-cell>
          <table:table-cell office:value-type="float" office:value="2.41049599647522" calcext:value-type="float">
            <text:p>2.4104959965</text:p>
          </table:table-cell>
          <table:table-cell office:value-type="float" office:value="0.897386908531189" calcext:value-type="float">
            <text:p>0.897386908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.29697751998901" calcext:value-type="float">
            <text:p>2.29697752</text:p>
          </table:table-cell>
          <table:table-cell office:value-type="float" office:value="2.32135486602783" calcext:value-type="float">
            <text:p>2.321354866</text:p>
          </table:table-cell>
          <table:table-cell office:value-type="float" office:value="0.995782315731049" calcext:value-type="float">
            <text:p>0.995782315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.22501444816589" calcext:value-type="float">
            <text:p>2.2250144482</text:p>
          </table:table-cell>
          <table:table-cell office:value-type="float" office:value="2.12344169616699" calcext:value-type="float">
            <text:p>2.1234416962</text:p>
          </table:table-cell>
          <table:table-cell office:value-type="float" office:value="0.901931524276733" calcext:value-type="float">
            <text:p>0.9019315243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.1149435043335" calcext:value-type="float">
            <text:p>2.1149435043</text:p>
          </table:table-cell>
          <table:table-cell office:value-type="float" office:value="2.1827085018158" calcext:value-type="float">
            <text:p>2.1827085018</text:p>
          </table:table-cell>
          <table:table-cell office:value-type="float" office:value="0.882199883460999" calcext:value-type="float">
            <text:p>0.8821998835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.98904883861542" calcext:value-type="float">
            <text:p>1.9890488386</text:p>
          </table:table-cell>
          <table:table-cell office:value-type="float" office:value="2.1218843460083" calcext:value-type="float">
            <text:p>2.121884346</text:p>
          </table:table-cell>
          <table:table-cell office:value-type="float" office:value="1.13136601448059" calcext:value-type="float">
            <text:p>1.1313660145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.73017549514771" calcext:value-type="float">
            <text:p>1.7301754951</text:p>
          </table:table-cell>
          <table:table-cell office:value-type="float" office:value="1.91584515571594" calcext:value-type="float">
            <text:p>1.9158451557</text:p>
          </table:table-cell>
          <table:table-cell office:value-type="float" office:value="0.861048281192779" calcext:value-type="float">
            <text:p>0.8610482812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.72461020946503" calcext:value-type="float">
            <text:p>1.7246102095</text:p>
          </table:table-cell>
          <table:table-cell office:value-type="float" office:value="1.85341238975525" calcext:value-type="float">
            <text:p>1.8534123898</text:p>
          </table:table-cell>
          <table:table-cell office:value-type="float" office:value="0.965939819812775" calcext:value-type="float">
            <text:p>0.965939819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63109076023102" calcext:value-type="float">
            <text:p>1.6310907602</text:p>
          </table:table-cell>
          <table:table-cell office:value-type="float" office:value="1.84573376178741" calcext:value-type="float">
            <text:p>1.8457337618</text:p>
          </table:table-cell>
          <table:table-cell office:value-type="float" office:value="0.709039449691772" calcext:value-type="float">
            <text:p>0.7090394497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.60190999507904" calcext:value-type="float">
            <text:p>1.6019099951</text:p>
          </table:table-cell>
          <table:table-cell office:value-type="float" office:value="1.58953928947449" calcext:value-type="float">
            <text:p>1.5895392895</text:p>
          </table:table-cell>
          <table:table-cell office:value-type="float" office:value="0.845601379871368" calcext:value-type="float">
            <text:p>0.8456013799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.57841539382935" calcext:value-type="float">
            <text:p>1.5784153938</text:p>
          </table:table-cell>
          <table:table-cell office:value-type="float" office:value="1.56652164459229" calcext:value-type="float">
            <text:p>1.5665216446</text:p>
          </table:table-cell>
          <table:table-cell office:value-type="float" office:value="0.783098757266998" calcext:value-type="float">
            <text:p>0.7830987573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.52761256694794" calcext:value-type="float">
            <text:p>1.5276125669</text:p>
          </table:table-cell>
          <table:table-cell office:value-type="float" office:value="1.42691206932068" calcext:value-type="float">
            <text:p>1.4269120693</text:p>
          </table:table-cell>
          <table:table-cell office:value-type="float" office:value="0.720273852348328" calcext:value-type="float">
            <text:p>0.7202738523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.44754064083099" calcext:value-type="float">
            <text:p>1.4475406408</text:p>
          </table:table-cell>
          <table:table-cell office:value-type="float" office:value="1.65095448493958" calcext:value-type="float">
            <text:p>1.6509544849</text:p>
          </table:table-cell>
          <table:table-cell office:value-type="float" office:value="0.750729322433472" calcext:value-type="float">
            <text:p>0.750729322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.33745288848877" calcext:value-type="float">
            <text:p>1.3374528885</text:p>
          </table:table-cell>
          <table:table-cell office:value-type="float" office:value="1.44125950336456" calcext:value-type="float">
            <text:p>1.4412595034</text:p>
          </table:table-cell>
          <table:table-cell office:value-type="float" office:value="0.839414298534393" calcext:value-type="float">
            <text:p>0.8394142985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.39423263072968" calcext:value-type="float">
            <text:p>1.3942326307</text:p>
          </table:table-cell>
          <table:table-cell office:value-type="float" office:value="1.34751272201538" calcext:value-type="float">
            <text:p>1.347512722</text:p>
          </table:table-cell>
          <table:table-cell office:value-type="float" office:value="0.798622727394104" calcext:value-type="float">
            <text:p>0.7986227274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.34577441215515" calcext:value-type="float">
            <text:p>1.3457744122</text:p>
          </table:table-cell>
          <table:table-cell office:value-type="float" office:value="1.34046745300293" calcext:value-type="float">
            <text:p>1.340467453</text:p>
          </table:table-cell>
          <table:table-cell office:value-type="float" office:value="0.648715615272522" calcext:value-type="float">
            <text:p>0.6487156153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.23437571525574" calcext:value-type="float">
            <text:p>1.2343757153</text:p>
          </table:table-cell>
          <table:table-cell office:value-type="float" office:value="1.24102783203125" calcext:value-type="float">
            <text:p>1.241027832</text:p>
          </table:table-cell>
          <table:table-cell office:value-type="float" office:value="0.621616363525391" calcext:value-type="float">
            <text:p>0.6216163635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.1373804807663" calcext:value-type="float">
            <text:p>1.1373804808</text:p>
          </table:table-cell>
          <table:table-cell office:value-type="float" office:value="1.31294310092926" calcext:value-type="float">
            <text:p>1.3129431009</text:p>
          </table:table-cell>
          <table:table-cell office:value-type="float" office:value="0.617151379585266" calcext:value-type="float">
            <text:p>0.617151379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20663380622864" calcext:value-type="float">
            <text:p>1.2066338062</text:p>
          </table:table-cell>
          <table:table-cell office:value-type="float" office:value="1.16034817695618" calcext:value-type="float">
            <text:p>1.160348177</text:p>
          </table:table-cell>
          <table:table-cell office:value-type="float" office:value="0.765861868858337" calcext:value-type="float">
            <text:p>0.7658618689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.08966434001923" calcext:value-type="float">
            <text:p>1.08966434</text:p>
          </table:table-cell>
          <table:table-cell office:value-type="float" office:value="1.06200385093689" calcext:value-type="float">
            <text:p>1.0620038509</text:p>
          </table:table-cell>
          <table:table-cell office:value-type="float" office:value="0.750814437866211" calcext:value-type="float">
            <text:p>0.7508144379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.04644918441772" calcext:value-type="float">
            <text:p>1.0464491844</text:p>
          </table:table-cell>
          <table:table-cell office:value-type="float" office:value="1.22411346435547" calcext:value-type="float">
            <text:p>1.2241134644</text:p>
          </table:table-cell>
          <table:table-cell office:value-type="float" office:value="0.696441352367401" calcext:value-type="float">
            <text:p>0.6964413524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.02206718921661" calcext:value-type="float">
            <text:p>1.0220671892</text:p>
          </table:table-cell>
          <table:table-cell office:value-type="float" office:value="1.18185043334961" calcext:value-type="float">
            <text:p>1.1818504333</text:p>
          </table:table-cell>
          <table:table-cell office:value-type="float" office:value="0.628319323062897" calcext:value-type="float">
            <text:p>0.6283193231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904495358467102" calcext:value-type="float">
            <text:p>0.9044953585</text:p>
          </table:table-cell>
          <table:table-cell office:value-type="float" office:value="0.902828097343445" calcext:value-type="float">
            <text:p>0.9028280973</text:p>
          </table:table-cell>
          <table:table-cell office:value-type="float" office:value="0.701777100563049" calcext:value-type="float">
            <text:p>0.7017771006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.20954298973084" calcext:value-type="float">
            <text:p>1.2095429897</text:p>
          </table:table-cell>
          <table:table-cell office:value-type="float" office:value="1.0951075553894" calcext:value-type="float">
            <text:p>1.0951075554</text:p>
          </table:table-cell>
          <table:table-cell office:value-type="float" office:value="0.630809485912323" calcext:value-type="float">
            <text:p>0.6308094859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.04407238960266" calcext:value-type="float">
            <text:p>1.0440723896</text:p>
          </table:table-cell>
          <table:table-cell office:value-type="float" office:value="1.01649308204651" calcext:value-type="float">
            <text:p>1.016493082</text:p>
          </table:table-cell>
          <table:table-cell office:value-type="float" office:value="0.643593847751617" calcext:value-type="float">
            <text:p>0.6435938478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.00223481655121" calcext:value-type="float">
            <text:p>1.0022348166</text:p>
          </table:table-cell>
          <table:table-cell office:value-type="float" office:value="0.839064478874206" calcext:value-type="float">
            <text:p>0.8390644789</text:p>
          </table:table-cell>
          <table:table-cell office:value-type="float" office:value="0.762156009674072" calcext:value-type="float">
            <text:p>0.7621560097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934075474739075" calcext:value-type="float">
            <text:p>0.9340754747</text:p>
          </table:table-cell>
          <table:table-cell office:value-type="float" office:value="0.86515474319458" calcext:value-type="float">
            <text:p>0.8651547432</text:p>
          </table:table-cell>
          <table:table-cell office:value-type="float" office:value="0.543797671794891" calcext:value-type="float">
            <text:p>0.5437976718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945961713790894" calcext:value-type="float">
            <text:p>0.9459617138</text:p>
          </table:table-cell>
          <table:table-cell office:value-type="float" office:value="0.862114071846008" calcext:value-type="float">
            <text:p>0.8621140718</text:p>
          </table:table-cell>
          <table:table-cell office:value-type="float" office:value="0.588016390800476" calcext:value-type="float">
            <text:p>0.588016390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863337874412537" calcext:value-type="float">
            <text:p>0.8633378744</text:p>
          </table:table-cell>
          <table:table-cell office:value-type="float" office:value="0.975859999656677" calcext:value-type="float">
            <text:p>0.9758599997</text:p>
          </table:table-cell>
          <table:table-cell office:value-type="float" office:value="0.589422166347504" calcext:value-type="float">
            <text:p>0.5894221663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971829175949097" calcext:value-type="float">
            <text:p>0.9718291759</text:p>
          </table:table-cell>
          <table:table-cell office:value-type="float" office:value="0.88671225309372" calcext:value-type="float">
            <text:p>0.8867122531</text:p>
          </table:table-cell>
          <table:table-cell office:value-type="float" office:value="0.669263482093811" calcext:value-type="float">
            <text:p>0.6692634821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784512519836426" calcext:value-type="float">
            <text:p>0.7845125198</text:p>
          </table:table-cell>
          <table:table-cell office:value-type="float" office:value="0.949653029441834" calcext:value-type="float">
            <text:p>0.9496530294</text:p>
          </table:table-cell>
          <table:table-cell office:value-type="float" office:value="0.620418608188629" calcext:value-type="float">
            <text:p>0.6204186082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.862738728523254" calcext:value-type="float">
            <text:p>0.8627387285</text:p>
          </table:table-cell>
          <table:table-cell office:value-type="float" office:value="0.948138356208801" calcext:value-type="float">
            <text:p>0.9481383562</text:p>
          </table:table-cell>
          <table:table-cell office:value-type="float" office:value="0.721448302268982" calcext:value-type="float">
            <text:p>0.7214483023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891980886459351" calcext:value-type="float">
            <text:p>0.8919808865</text:p>
          </table:table-cell>
          <table:table-cell office:value-type="float" office:value="0.968933820724487" calcext:value-type="float">
            <text:p>0.9689338207</text:p>
          </table:table-cell>
          <table:table-cell office:value-type="float" office:value="0.65292090177536" calcext:value-type="float">
            <text:p>0.6529209018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853337705135345" calcext:value-type="float">
            <text:p>0.8533377051</text:p>
          </table:table-cell>
          <table:table-cell office:value-type="float" office:value="0.835972189903259" calcext:value-type="float">
            <text:p>0.8359721899</text:p>
          </table:table-cell>
          <table:table-cell office:value-type="float" office:value="0.624383270740509" calcext:value-type="float">
            <text:p>0.6243832707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909703612327576" calcext:value-type="float">
            <text:p>0.9097036123</text:p>
          </table:table-cell>
          <table:table-cell office:value-type="float" office:value="0.807973265647888" calcext:value-type="float">
            <text:p>0.8079732656</text:p>
          </table:table-cell>
          <table:table-cell office:value-type="float" office:value="0.754154026508331" calcext:value-type="float">
            <text:p>0.7541540265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0.80021595954895" calcext:value-type="float">
            <text:p>0.8002159595</text:p>
          </table:table-cell>
          <table:table-cell office:value-type="float" office:value="0.773541569709778" calcext:value-type="float">
            <text:p>0.7735415697</text:p>
          </table:table-cell>
          <table:table-cell office:value-type="float" office:value="0.594334959983826" calcext:value-type="float">
            <text:p>0.59433496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745306015014648" calcext:value-type="float">
            <text:p>0.745306015</text:p>
          </table:table-cell>
          <table:table-cell office:value-type="float" office:value="0.748034775257111" calcext:value-type="float">
            <text:p>0.7480347753</text:p>
          </table:table-cell>
          <table:table-cell office:value-type="float" office:value="0.731739580631256" calcext:value-type="float">
            <text:p>0.7317395806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0.791899383068085" calcext:value-type="float">
            <text:p>0.7918993831</text:p>
          </table:table-cell>
          <table:table-cell office:value-type="float" office:value="0.804181456565857" calcext:value-type="float">
            <text:p>0.8041814566</text:p>
          </table:table-cell>
          <table:table-cell office:value-type="float" office:value="0.627584457397461" calcext:value-type="float">
            <text:p>0.627584457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704310536384583" calcext:value-type="float">
            <text:p>0.7043105364</text:p>
          </table:table-cell>
          <table:table-cell office:value-type="float" office:value="0.8044313788414" calcext:value-type="float">
            <text:p>0.8044313788</text:p>
          </table:table-cell>
          <table:table-cell office:value-type="float" office:value="0.688637912273407" calcext:value-type="float">
            <text:p>0.6886379123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759577989578247" calcext:value-type="float">
            <text:p>0.7595779896</text:p>
          </table:table-cell>
          <table:table-cell office:value-type="float" office:value="0.94028627872467" calcext:value-type="float">
            <text:p>0.9402862787</text:p>
          </table:table-cell>
          <table:table-cell office:value-type="float" office:value="0.519864797592163" calcext:value-type="float">
            <text:p>0.5198647976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838620364665985" calcext:value-type="float">
            <text:p>0.8386203647</text:p>
          </table:table-cell>
          <table:table-cell office:value-type="float" office:value="0.844757556915283" calcext:value-type="float">
            <text:p>0.8447575569</text:p>
          </table:table-cell>
          <table:table-cell office:value-type="float" office:value="0.656217217445374" calcext:value-type="float">
            <text:p>0.6562172174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0.780734062194824" calcext:value-type="float">
            <text:p>0.7807340622</text:p>
          </table:table-cell>
          <table:table-cell office:value-type="float" office:value="0.79488730430603" calcext:value-type="float">
            <text:p>0.7948873043</text:p>
          </table:table-cell>
          <table:table-cell office:value-type="float" office:value="0.525995492935181" calcext:value-type="float">
            <text:p>0.5259954929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813860774040222" calcext:value-type="float">
            <text:p>0.813860774</text:p>
          </table:table-cell>
          <table:table-cell office:value-type="float" office:value="0.807949602603912" calcext:value-type="float">
            <text:p>0.8079496026</text:p>
          </table:table-cell>
          <table:table-cell office:value-type="float" office:value="0.616161286830902" calcext:value-type="float">
            <text:p>0.6161612868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.03789901733398" calcext:value-type="float">
            <text:p>1.0378990173</text:p>
          </table:table-cell>
          <table:table-cell office:value-type="float" office:value="0.744816541671753" calcext:value-type="float">
            <text:p>0.7448165417</text:p>
          </table:table-cell>
          <table:table-cell office:value-type="float" office:value="0.527099967002869" calcext:value-type="float">
            <text:p>0.527099967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779049873352051" calcext:value-type="float">
            <text:p>0.7790498734</text:p>
          </table:table-cell>
          <table:table-cell office:value-type="float" office:value="0.678968667984009" calcext:value-type="float">
            <text:p>0.678968668</text:p>
          </table:table-cell>
          <table:table-cell office:value-type="float" office:value="0.583377540111542" calcext:value-type="float">
            <text:p>0.5833775401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0.687146544456482" calcext:value-type="float">
            <text:p>0.6871465445</text:p>
          </table:table-cell>
          <table:table-cell office:value-type="float" office:value="0.803969740867615" calcext:value-type="float">
            <text:p>0.8039697409</text:p>
          </table:table-cell>
          <table:table-cell office:value-type="float" office:value="0.531581342220306" calcext:value-type="float">
            <text:p>0.5315813422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681095659732819" calcext:value-type="float">
            <text:p>0.6810956597</text:p>
          </table:table-cell>
          <table:table-cell office:value-type="float" office:value="0.643253564834595" calcext:value-type="float">
            <text:p>0.6432535648</text:p>
          </table:table-cell>
          <table:table-cell office:value-type="float" office:value="0.621545314788818" calcext:value-type="float">
            <text:p>0.6215453148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0.723894238471985" calcext:value-type="float">
            <text:p>0.7238942385</text:p>
          </table:table-cell>
          <table:table-cell office:value-type="float" office:value="0.791682004928589" calcext:value-type="float">
            <text:p>0.7916820049</text:p>
          </table:table-cell>
          <table:table-cell office:value-type="float" office:value="0.725561022758484" calcext:value-type="float">
            <text:p>0.725561022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777500987052918" calcext:value-type="float">
            <text:p>0.7775009871</text:p>
          </table:table-cell>
          <table:table-cell office:value-type="float" office:value="0.764568626880646" calcext:value-type="float">
            <text:p>0.7645686269</text:p>
          </table:table-cell>
          <table:table-cell office:value-type="float" office:value="0.61785078048706" calcext:value-type="float">
            <text:p>0.6178507805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669433653354645" calcext:value-type="float">
            <text:p>0.6694336534</text:p>
          </table:table-cell>
          <table:table-cell office:value-type="float" office:value="0.726979851722717" calcext:value-type="float">
            <text:p>0.7269798517</text:p>
          </table:table-cell>
          <table:table-cell office:value-type="float" office:value="0.638298094272614" calcext:value-type="float">
            <text:p>0.6382980943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767138838768005" calcext:value-type="float">
            <text:p>0.7671388388</text:p>
          </table:table-cell>
          <table:table-cell office:value-type="float" office:value="0.704285264015198" calcext:value-type="float">
            <text:p>0.704285264</text:p>
          </table:table-cell>
          <table:table-cell office:value-type="float" office:value="0.491280853748322" calcext:value-type="float">
            <text:p>0.4912808537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0.725506186485291" calcext:value-type="float">
            <text:p>0.7255061865</text:p>
          </table:table-cell>
          <table:table-cell office:value-type="float" office:value="0.756407260894775" calcext:value-type="float">
            <text:p>0.7564072609</text:p>
          </table:table-cell>
          <table:table-cell office:value-type="float" office:value="0.636300444602966" calcext:value-type="float">
            <text:p>0.6363004446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0.74852180480957" calcext:value-type="float">
            <text:p>0.7485218048</text:p>
          </table:table-cell>
          <table:table-cell office:value-type="float" office:value="0.820079326629639" calcext:value-type="float">
            <text:p>0.8200793266</text:p>
          </table:table-cell>
          <table:table-cell office:value-type="float" office:value="0.61194783449173" calcext:value-type="float">
            <text:p>0.6119478345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677852749824524" calcext:value-type="float">
            <text:p>0.6778527498</text:p>
          </table:table-cell>
          <table:table-cell office:value-type="float" office:value="0.766341507434845" calcext:value-type="float">
            <text:p>0.7663415074</text:p>
          </table:table-cell>
          <table:table-cell office:value-type="float" office:value="0.51627117395401" calcext:value-type="float">
            <text:p>0.516271174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823744058609009" calcext:value-type="float">
            <text:p>0.8237440586</text:p>
          </table:table-cell>
          <table:table-cell office:value-type="float" office:value="0.640410423278809" calcext:value-type="float">
            <text:p>0.6404104233</text:p>
          </table:table-cell>
          <table:table-cell office:value-type="float" office:value="0.714735686779022" calcext:value-type="float">
            <text:p>0.7147356868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0.736427903175354" calcext:value-type="float">
            <text:p>0.7364279032</text:p>
          </table:table-cell>
          <table:table-cell office:value-type="float" office:value="0.784576416015625" calcext:value-type="float">
            <text:p>0.784576416</text:p>
          </table:table-cell>
          <table:table-cell office:value-type="float" office:value="0.494896292686462" calcext:value-type="float">
            <text:p>0.4948962927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0.717614889144897" calcext:value-type="float">
            <text:p>0.7176148891</text:p>
          </table:table-cell>
          <table:table-cell office:value-type="float" office:value="0.734465777873993" calcext:value-type="float">
            <text:p>0.7344657779</text:p>
          </table:table-cell>
          <table:table-cell office:value-type="float" office:value="0.579245865345001" calcext:value-type="float">
            <text:p>0.5792458653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0.722362697124481" calcext:value-type="float">
            <text:p>0.7223626971</text:p>
          </table:table-cell>
          <table:table-cell office:value-type="float" office:value="0.6819988489151" calcext:value-type="float">
            <text:p>0.6819988489</text:p>
          </table:table-cell>
          <table:table-cell office:value-type="float" office:value="0.567203998565674" calcext:value-type="float">
            <text:p>0.567203998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642558872699737" calcext:value-type="float">
            <text:p>0.6425588727</text:p>
          </table:table-cell>
          <table:table-cell office:value-type="float" office:value="0.767552077770233" calcext:value-type="float">
            <text:p>0.7675520778</text:p>
          </table:table-cell>
          <table:table-cell office:value-type="float" office:value="0.591373682022095" calcext:value-type="float">
            <text:p>0.591373682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731124222278595" calcext:value-type="float">
            <text:p>0.7311242223</text:p>
          </table:table-cell>
          <table:table-cell office:value-type="float" office:value="0.744900166988373" calcext:value-type="float">
            <text:p>0.744900167</text:p>
          </table:table-cell>
          <table:table-cell office:value-type="float" office:value="0.658312201499939" calcext:value-type="float">
            <text:p>0.6583122015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0.774742603302002" calcext:value-type="float">
            <text:p>0.7747426033</text:p>
          </table:table-cell>
          <table:table-cell office:value-type="float" office:value="0.864718317985535" calcext:value-type="float">
            <text:p>0.864718318</text:p>
          </table:table-cell>
          <table:table-cell office:value-type="float" office:value="0.630406379699707" calcext:value-type="float">
            <text:p>0.6304063797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0.696511745452881" calcext:value-type="float">
            <text:p>0.6965117455</text:p>
          </table:table-cell>
          <table:table-cell office:value-type="float" office:value="0.76786208152771" calcext:value-type="float">
            <text:p>0.7678620815</text:p>
          </table:table-cell>
          <table:table-cell office:value-type="float" office:value="0.435024797916412" calcext:value-type="float">
            <text:p>0.4350247979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910355091094971" calcext:value-type="float">
            <text:p>0.9103550911</text:p>
          </table:table-cell>
          <table:table-cell office:value-type="float" office:value="0.690174341201782" calcext:value-type="float">
            <text:p>0.6901743412</text:p>
          </table:table-cell>
          <table:table-cell office:value-type="float" office:value="0.487758994102478" calcext:value-type="float">
            <text:p>0.4877589941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708336293697357" calcext:value-type="float">
            <text:p>0.7083362937</text:p>
          </table:table-cell>
          <table:table-cell office:value-type="float" office:value="0.740389347076416" calcext:value-type="float">
            <text:p>0.7403893471</text:p>
          </table:table-cell>
          <table:table-cell office:value-type="float" office:value="0.598317623138428" calcext:value-type="float">
            <text:p>0.5983176231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718570828437805" calcext:value-type="float">
            <text:p>0.7185708284</text:p>
          </table:table-cell>
          <table:table-cell office:value-type="float" office:value="0.721084833145142" calcext:value-type="float">
            <text:p>0.7210848331</text:p>
          </table:table-cell>
          <table:table-cell office:value-type="float" office:value="0.546775639057159" calcext:value-type="float">
            <text:p>0.5467756391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0.81789243221283" calcext:value-type="float">
            <text:p>0.8178924322</text:p>
          </table:table-cell>
          <table:table-cell office:value-type="float" office:value="0.667397618293762" calcext:value-type="float">
            <text:p>0.6673976183</text:p>
          </table:table-cell>
          <table:table-cell office:value-type="float" office:value="0.752088129520416" calcext:value-type="float">
            <text:p>0.7520881295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0.827950775623322" calcext:value-type="float">
            <text:p>0.8279507756</text:p>
          </table:table-cell>
          <table:table-cell office:value-type="float" office:value="0.66496205329895" calcext:value-type="float">
            <text:p>0.6649620533</text:p>
          </table:table-cell>
          <table:table-cell office:value-type="float" office:value="0.630263984203339" calcext:value-type="float">
            <text:p>0.6302639842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0.68011748790741" calcext:value-type="float">
            <text:p>0.6801174879</text:p>
          </table:table-cell>
          <table:table-cell office:value-type="float" office:value="0.687754929065704" calcext:value-type="float">
            <text:p>0.6877549291</text:p>
          </table:table-cell>
          <table:table-cell office:value-type="float" office:value="0.553312182426453" calcext:value-type="float">
            <text:p>0.553312182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12575542926788" calcext:value-type="float">
            <text:p>1.1257554293</text:p>
          </table:table-cell>
          <table:table-cell office:value-type="float" office:value="0.664247334003449" calcext:value-type="float">
            <text:p>0.664247334</text:p>
          </table:table-cell>
          <table:table-cell office:value-type="float" office:value="0.557151556015015" calcext:value-type="float">
            <text:p>0.557151556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0.739664196968079" calcext:value-type="float">
            <text:p>0.739664197</text:p>
          </table:table-cell>
          <table:table-cell office:value-type="float" office:value="0.650988519191742" calcext:value-type="float">
            <text:p>0.6509885192</text:p>
          </table:table-cell>
          <table:table-cell office:value-type="float" office:value="0.513074338436127" calcext:value-type="float">
            <text:p>0.5130743384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0.649145007133484" calcext:value-type="float">
            <text:p>0.6491450071</text:p>
          </table:table-cell>
          <table:table-cell office:value-type="float" office:value="0.634290516376495" calcext:value-type="float">
            <text:p>0.6342905164</text:p>
          </table:table-cell>
          <table:table-cell office:value-type="float" office:value="0.653044581413269" calcext:value-type="float">
            <text:p>0.6530445814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0.725913166999817" calcext:value-type="float">
            <text:p>0.725913167</text:p>
          </table:table-cell>
          <table:table-cell office:value-type="float" office:value="0.56000018119812" calcext:value-type="float">
            <text:p>0.5600001812</text:p>
          </table:table-cell>
          <table:table-cell office:value-type="float" office:value="0.446368992328644" calcext:value-type="float">
            <text:p>0.4463689923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0.701611638069153" calcext:value-type="float">
            <text:p>0.7016116381</text:p>
          </table:table-cell>
          <table:table-cell office:value-type="float" office:value="0.658117890357971" calcext:value-type="float">
            <text:p>0.6581178904</text:p>
          </table:table-cell>
          <table:table-cell office:value-type="float" office:value="0.544200539588928" calcext:value-type="float">
            <text:p>0.5442005396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0.720711708068848" calcext:value-type="float">
            <text:p>0.7207117081</text:p>
          </table:table-cell>
          <table:table-cell office:value-type="float" office:value="0.746997714042664" calcext:value-type="float">
            <text:p>0.746997714</text:p>
          </table:table-cell>
          <table:table-cell office:value-type="float" office:value="0.505904197692871" calcext:value-type="float">
            <text:p>0.5059041977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0.730038702487946" calcext:value-type="float">
            <text:p>0.7300387025</text:p>
          </table:table-cell>
          <table:table-cell office:value-type="float" office:value="0.728114068508148" calcext:value-type="float">
            <text:p>0.7281140685</text:p>
          </table:table-cell>
          <table:table-cell office:value-type="float" office:value="0.596515595912933" calcext:value-type="float">
            <text:p>0.5965155959</text:p>
          </table:table-cell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0.679514706134796" calcext:value-type="float">
            <text:p>0.6795147061</text:p>
          </table:table-cell>
          <table:table-cell office:value-type="float" office:value="0.674646079540253" calcext:value-type="float">
            <text:p>0.6746460795</text:p>
          </table:table-cell>
          <table:table-cell office:value-type="float" office:value="0.436591148376465" calcext:value-type="float">
            <text:p>0.4365911484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0.66937518119812" calcext:value-type="float">
            <text:p>0.6693751812</text:p>
          </table:table-cell>
          <table:table-cell office:value-type="float" office:value="0.720249474048615" calcext:value-type="float">
            <text:p>0.720249474</text:p>
          </table:table-cell>
          <table:table-cell office:value-type="float" office:value="0.500000715255737" calcext:value-type="float">
            <text:p>0.5000007153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0.778388857841492" calcext:value-type="float">
            <text:p>0.7783888578</text:p>
          </table:table-cell>
          <table:table-cell office:value-type="float" office:value="0.623761773109436" calcext:value-type="float">
            <text:p>0.6237617731</text:p>
          </table:table-cell>
          <table:table-cell office:value-type="float" office:value="0.587201952934265" calcext:value-type="float">
            <text:p>0.5872019529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646529912948608" calcext:value-type="float">
            <text:p>0.6465299129</text:p>
          </table:table-cell>
          <table:table-cell office:value-type="float" office:value="0.687182784080505" calcext:value-type="float">
            <text:p>0.6871827841</text:p>
          </table:table-cell>
          <table:table-cell office:value-type="float" office:value="0.519498646259308" calcext:value-type="float">
            <text:p>0.5194986463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0.643908798694611" calcext:value-type="float">
            <text:p>0.6439087987</text:p>
          </table:table-cell>
          <table:table-cell office:value-type="float" office:value="0.759090900421143" calcext:value-type="float">
            <text:p>0.7590909004</text:p>
          </table:table-cell>
          <table:table-cell office:value-type="float" office:value="0.519206285476685" calcext:value-type="float">
            <text:p>0.5192062855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0.686958789825439" calcext:value-type="float">
            <text:p>0.6869587898</text:p>
          </table:table-cell>
          <table:table-cell office:value-type="float" office:value="0.719025850296021" calcext:value-type="float">
            <text:p>0.7190258503</text:p>
          </table:table-cell>
          <table:table-cell office:value-type="float" office:value="0.430182218551636" calcext:value-type="float">
            <text:p>0.4301822186</text:p>
          </table:table-cell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0.670190095901489" calcext:value-type="float">
            <text:p>0.6701900959</text:p>
          </table:table-cell>
          <table:table-cell office:value-type="float" office:value="0.68459951877594" calcext:value-type="float">
            <text:p>0.6845995188</text:p>
          </table:table-cell>
          <table:table-cell office:value-type="float" office:value="0.683022975921631" calcext:value-type="float">
            <text:p>0.6830229759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0.737952351570129" calcext:value-type="float">
            <text:p>0.7379523516</text:p>
          </table:table-cell>
          <table:table-cell office:value-type="float" office:value="0.623439908027649" calcext:value-type="float">
            <text:p>0.623439908</text:p>
          </table:table-cell>
          <table:table-cell office:value-type="float" office:value="0.513240098953247" calcext:value-type="float">
            <text:p>0.513240099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0.675080299377441" calcext:value-type="float">
            <text:p>0.6750802994</text:p>
          </table:table-cell>
          <table:table-cell office:value-type="float" office:value="0.612015187740326" calcext:value-type="float">
            <text:p>0.6120151877</text:p>
          </table:table-cell>
          <table:table-cell/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0.655429899692535" calcext:value-type="float">
            <text:p>0.6554298997</text:p>
          </table:table-cell>
          <table:table-cell office:value-type="float" office:value="0.658299446105957" calcext:value-type="float">
            <text:p>0.6582994461</text:p>
          </table:table-cell>
          <table:table-cell/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0.654866099357605" calcext:value-type="float">
            <text:p>0.6548660994</text:p>
          </table:table-cell>
          <table:table-cell office:value-type="float" office:value="0.68853485584259" calcext:value-type="float">
            <text:p>0.6885348558</text:p>
          </table:table-cell>
          <table:table-cell/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0.628996968269348" calcext:value-type="float">
            <text:p>0.6289969683</text:p>
          </table:table-cell>
          <table:table-cell office:value-type="float" office:value="0.675547122955322" calcext:value-type="float">
            <text:p>0.675547123</text:p>
          </table:table-cell>
          <table:table-cell/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0.72528338432312" calcext:value-type="float">
            <text:p>0.7252833843</text:p>
          </table:table-cell>
          <table:table-cell office:value-type="float" office:value="0.664225220680237" calcext:value-type="float">
            <text:p>0.6642252207</text:p>
          </table:table-cell>
          <table:table-cell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632892906665802" calcext:value-type="float">
            <text:p>0.6328929067</text:p>
          </table:table-cell>
          <table:table-cell office:value-type="float" office:value="0.596709370613098" calcext:value-type="float">
            <text:p>0.5967093706</text:p>
          </table:table-cell>
          <table:table-cell/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0.613969564437866" calcext:value-type="float">
            <text:p>0.6139695644</text:p>
          </table:table-cell>
          <table:table-cell office:value-type="float" office:value="0.703625321388245" calcext:value-type="float">
            <text:p>0.7036253214</text:p>
          </table:table-cell>
          <table:table-cell/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0.582151293754578" calcext:value-type="float">
            <text:p>0.5821512938</text:p>
          </table:table-cell>
          <table:table-cell office:value-type="float" office:value="0.611067414283752" calcext:value-type="float">
            <text:p>0.6110674143</text:p>
          </table:table-cell>
          <table:table-cell/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0.842671930789948" calcext:value-type="float">
            <text:p>0.8426719308</text:p>
          </table:table-cell>
          <table:table-cell office:value-type="float" office:value="0.669124484062195" calcext:value-type="float">
            <text:p>0.6691244841</text:p>
          </table:table-cell>
          <table:table-cell/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0.741779804229736" calcext:value-type="float">
            <text:p>0.7417798042</text:p>
          </table:table-cell>
          <table:table-cell office:value-type="float" office:value="0.628754675388336" calcext:value-type="float">
            <text:p>0.6287546754</text:p>
          </table:table-cell>
          <table:table-cell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708716154098511" calcext:value-type="float">
            <text:p>0.7087161541</text:p>
          </table:table-cell>
          <table:table-cell office:value-type="float" office:value="0.500865876674652" calcext:value-type="float">
            <text:p>0.5008658767</text:p>
          </table:table-cell>
          <table:table-cell/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0.677396416664124" calcext:value-type="float">
            <text:p>0.6773964167</text:p>
          </table:table-cell>
          <table:table-cell office:value-type="float" office:value="0.6595778465271" calcext:value-type="float">
            <text:p>0.6595778465</text:p>
          </table:table-cell>
          <table:table-cell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0.596282184123993" calcext:value-type="float">
            <text:p>0.5962821841</text:p>
          </table:table-cell>
          <table:table-cell office:value-type="float" office:value="0.742785274982452" calcext:value-type="float">
            <text:p>0.742785275</text:p>
          </table:table-cell>
          <table:table-cell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0.653201818466187" calcext:value-type="float">
            <text:p>0.6532018185</text:p>
          </table:table-cell>
          <table:table-cell office:value-type="float" office:value="0.668701589107513" calcext:value-type="float">
            <text:p>0.6687015891</text:p>
          </table:table-cell>
          <table:table-cell/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0.677541315555573" calcext:value-type="float">
            <text:p>0.6775413156</text:p>
          </table:table-cell>
          <table:table-cell office:value-type="float" office:value="0.623342752456665" calcext:value-type="float">
            <text:p>0.6233427525</text:p>
          </table:table-cell>
          <table:table-cell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682546496391296" calcext:value-type="float">
            <text:p>0.6825464964</text:p>
          </table:table-cell>
          <table:table-cell office:value-type="float" office:value="0.728001058101654" calcext:value-type="float">
            <text:p>0.7280010581</text:p>
          </table:table-cell>
          <table:table-cell/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0.771952271461487" calcext:value-type="float">
            <text:p>0.7719522715</text:p>
          </table:table-cell>
          <table:table-cell office:value-type="float" office:value="0.60228681564331" calcext:value-type="float">
            <text:p>0.6022868156</text:p>
          </table:table-cell>
          <table:table-cell/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0.666667580604553" calcext:value-type="float">
            <text:p>0.6666675806</text:p>
          </table:table-cell>
          <table:table-cell office:value-type="float" office:value="0.592158138751984" calcext:value-type="float">
            <text:p>0.5921581388</text:p>
          </table:table-cell>
          <table:table-cell/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0.611015200614929" calcext:value-type="float">
            <text:p>0.6110152006</text:p>
          </table:table-cell>
          <table:table-cell office:value-type="float" office:value="0.601799964904785" calcext:value-type="float">
            <text:p>0.6017999649</text:p>
          </table:table-cell>
          <table:table-cell/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0.672423601150513" calcext:value-type="float">
            <text:p>0.6724236012</text:p>
          </table:table-cell>
          <table:table-cell office:value-type="float" office:value="0.756313443183899" calcext:value-type="float">
            <text:p>0.7563134432</text:p>
          </table:table-cell>
          <table:table-cell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0.609089076519012" calcext:value-type="float">
            <text:p>0.6090890765</text:p>
          </table:table-cell>
          <table:table-cell office:value-type="float" office:value="0.521985054016113" calcext:value-type="float">
            <text:p>0.521985054</text:p>
          </table:table-cell>
          <table:table-cell/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0.591137528419495" calcext:value-type="float">
            <text:p>0.5911375284</text:p>
          </table:table-cell>
          <table:table-cell office:value-type="float" office:value="0.623042225837708" calcext:value-type="float">
            <text:p>0.6230422258</text:p>
          </table:table-cell>
          <table:table-cell/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0.678617596626282" calcext:value-type="float">
            <text:p>0.6786175966</text:p>
          </table:table-cell>
          <table:table-cell office:value-type="float" office:value="0.580278038978577" calcext:value-type="float">
            <text:p>0.580278039</text:p>
          </table:table-cell>
          <table:table-cell/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0.570111870765686" calcext:value-type="float">
            <text:p>0.5701118708</text:p>
          </table:table-cell>
          <table:table-cell office:value-type="float" office:value="0.612888097763062" calcext:value-type="float">
            <text:p>0.6128880978</text:p>
          </table:table-cell>
          <table:table-cell/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0.617849171161652" calcext:value-type="float">
            <text:p>0.6178491712</text:p>
          </table:table-cell>
          <table:table-cell office:value-type="float" office:value="0.62316358089447" calcext:value-type="float">
            <text:p>0.6231635809</text:p>
          </table:table-cell>
          <table:table-cell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631415367126465" calcext:value-type="float">
            <text:p>0.6314153671</text:p>
          </table:table-cell>
          <table:table-cell office:value-type="float" office:value="0.623937368392944" calcext:value-type="float">
            <text:p>0.6239373684</text:p>
          </table:table-cell>
          <table:table-cell/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0.662276685237885" calcext:value-type="float">
            <text:p>0.6622766852</text:p>
          </table:table-cell>
          <table:table-cell office:value-type="float" office:value="0.702232241630554" calcext:value-type="float">
            <text:p>0.7022322416</text:p>
          </table:table-cell>
          <table:table-cell/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0.711364209651947" calcext:value-type="float">
            <text:p>0.7113642097</text:p>
          </table:table-cell>
          <table:table-cell office:value-type="float" office:value="0.600174188613892" calcext:value-type="float">
            <text:p>0.6001741886</text:p>
          </table:table-cell>
          <table:table-cell/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0.65751314163208" calcext:value-type="float">
            <text:p>0.6575131416</text:p>
          </table:table-cell>
          <table:table-cell office:value-type="float" office:value="0.589611351490021" calcext:value-type="float">
            <text:p>0.5896113515</text:p>
          </table:table-cell>
          <table:table-cell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0.583735346794128" calcext:value-type="float">
            <text:p>0.5837353468</text:p>
          </table:table-cell>
          <table:table-cell office:value-type="float" office:value="0.571257054805756" calcext:value-type="float">
            <text:p>0.5712570548</text:p>
          </table:table-cell>
          <table:table-cell/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0.670787155628204" calcext:value-type="float">
            <text:p>0.6707871556</text:p>
          </table:table-cell>
          <table:table-cell office:value-type="float" office:value="0.757963359355927" calcext:value-type="float">
            <text:p>0.7579633594</text:p>
          </table:table-cell>
          <table:table-cell/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0.600119590759277" calcext:value-type="float">
            <text:p>0.6001195908</text:p>
          </table:table-cell>
          <table:table-cell office:value-type="float" office:value="0.666966915130615" calcext:value-type="float">
            <text:p>0.6669669151</text:p>
          </table:table-cell>
          <table:table-cell/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0.712941765785217" calcext:value-type="float">
            <text:p>0.7129417658</text:p>
          </table:table-cell>
          <table:table-cell office:value-type="float" office:value="0.525068759918213" calcext:value-type="float">
            <text:p>0.5250687599</text:p>
          </table:table-cell>
          <table:table-cell/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0.641744494438171" calcext:value-type="float">
            <text:p>0.6417444944</text:p>
          </table:table-cell>
          <table:table-cell office:value-type="float" office:value="0.56805419921875" calcext:value-type="float">
            <text:p>0.5680541992</text:p>
          </table:table-cell>
          <table:table-cell/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0.657668828964233" calcext:value-type="float">
            <text:p>0.657668829</text:p>
          </table:table-cell>
          <table:table-cell office:value-type="float" office:value="0.588212966918945" calcext:value-type="float">
            <text:p>0.5882129669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704945981502533" calcext:value-type="float">
            <text:p>0.7049459815</text:p>
          </table:table-cell>
          <table:table-cell office:value-type="float" office:value="0.586929798126221" calcext:value-type="float">
            <text:p>0.5869297981</text:p>
          </table:table-cell>
          <table:table-cell/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0.611271619796753" calcext:value-type="float">
            <text:p>0.6112716198</text:p>
          </table:table-cell>
          <table:table-cell office:value-type="float" office:value="0.571824491024017" calcext:value-type="float">
            <text:p>0.571824491</text:p>
          </table:table-cell>
          <table:table-cell/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0.569109618663788" calcext:value-type="float">
            <text:p>0.5691096187</text:p>
          </table:table-cell>
          <table:table-cell office:value-type="float" office:value="0.609637975692749" calcext:value-type="float">
            <text:p>0.6096379757</text:p>
          </table:table-cell>
          <table:table-cell/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0.620549499988556" calcext:value-type="float">
            <text:p>0.6205495</text:p>
          </table:table-cell>
          <table:table-cell office:value-type="float" office:value="0.683334708213806" calcext:value-type="float">
            <text:p>0.6833347082</text:p>
          </table:table-cell>
          <table:table-cell/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0.67890602350235" calcext:value-type="float">
            <text:p>0.6789060235</text:p>
          </table:table-cell>
          <table:table-cell office:value-type="float" office:value="0.603583335876465" calcext:value-type="float">
            <text:p>0.6035833359</text:p>
          </table:table-cell>
          <table:table-cell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0.679130494594574" calcext:value-type="float">
            <text:p>0.6791304946</text:p>
          </table:table-cell>
          <table:table-cell office:value-type="float" office:value="0.606241583824158" calcext:value-type="float">
            <text:p>0.6062415838</text:p>
          </table:table-cell>
          <table:table-cell/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0.602736711502075" calcext:value-type="float">
            <text:p>0.6027367115</text:p>
          </table:table-cell>
          <table:table-cell office:value-type="float" office:value="0.610086858272553" calcext:value-type="float">
            <text:p>0.6100868583</text:p>
          </table:table-cell>
          <table:table-cell/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0.666411936283112" calcext:value-type="float">
            <text:p>0.6664119363</text:p>
          </table:table-cell>
          <table:table-cell office:value-type="float" office:value="0.585140287876129" calcext:value-type="float">
            <text:p>0.5851402879</text:p>
          </table:table-cell>
          <table:table-cell/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0.563226640224457" calcext:value-type="float">
            <text:p>0.5632266402</text:p>
          </table:table-cell>
          <table:table-cell office:value-type="float" office:value="0.547748565673828" calcext:value-type="float">
            <text:p>0.5477485657</text:p>
          </table:table-cell>
          <table:table-cell/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0.695608139038086" calcext:value-type="float">
            <text:p>0.695608139</text:p>
          </table:table-cell>
          <table:table-cell office:value-type="float" office:value="0.536203682422638" calcext:value-type="float">
            <text:p>0.5362036824</text:p>
          </table:table-cell>
          <table:table-cell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633985638618469" calcext:value-type="float">
            <text:p>0.6339856386</text:p>
          </table:table-cell>
          <table:table-cell office:value-type="float" office:value="0.617865920066834" calcext:value-type="float">
            <text:p>0.6178659201</text:p>
          </table:table-cell>
          <table:table-cell/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0.63609778881073" calcext:value-type="float">
            <text:p>0.6360977888</text:p>
          </table:table-cell>
          <table:table-cell office:value-type="float" office:value="0.608174324035645" calcext:value-type="float">
            <text:p>0.608174324</text:p>
          </table:table-cell>
          <table:table-cell/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0.614001572132111" calcext:value-type="float">
            <text:p>0.6140015721</text:p>
          </table:table-cell>
          <table:table-cell office:value-type="float" office:value="0.555895805358887" calcext:value-type="float">
            <text:p>0.5558958054</text:p>
          </table:table-cell>
          <table:table-cell/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0.653071641921997" calcext:value-type="float">
            <text:p>0.6530716419</text:p>
          </table:table-cell>
          <table:table-cell office:value-type="float" office:value="0.675802648067474" calcext:value-type="float">
            <text:p>0.6758026481</text:p>
          </table:table-cell>
          <table:table-cell/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0.615524530410767" calcext:value-type="float">
            <text:p>0.6155245304</text:p>
          </table:table-cell>
          <table:table-cell office:value-type="float" office:value="0.586446166038513" calcext:value-type="float">
            <text:p>0.586446166</text:p>
          </table:table-cell>
          <table:table-cell/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0.65109658241272" calcext:value-type="float">
            <text:p>0.6510965824</text:p>
          </table:table-cell>
          <table:table-cell office:value-type="float" office:value="0.596268832683563" calcext:value-type="float">
            <text:p>0.5962688327</text:p>
          </table:table-cell>
          <table:table-cell/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0.628141164779663" calcext:value-type="float">
            <text:p>0.6281411648</text:p>
          </table:table-cell>
          <table:table-cell office:value-type="float" office:value="0.537531614303589" calcext:value-type="float">
            <text:p>0.5375316143</text:p>
          </table:table-cell>
          <table:table-cell/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0.651513636112213" calcext:value-type="float">
            <text:p>0.6515136361</text:p>
          </table:table-cell>
          <table:table-cell office:value-type="float" office:value="0.651028752326965" calcext:value-type="float">
            <text:p>0.6510287523</text:p>
          </table:table-cell>
          <table:table-cell/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0.574851334095001" calcext:value-type="float">
            <text:p>0.5748513341</text:p>
          </table:table-cell>
          <table:table-cell office:value-type="float" office:value="0.513800919055939" calcext:value-type="float">
            <text:p>0.5138009191</text:p>
          </table:table-cell>
          <table:table-cell/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0.57273781299591" calcext:value-type="float">
            <text:p>0.572737813</text:p>
          </table:table-cell>
          <table:table-cell office:value-type="float" office:value="0.597552359104157" calcext:value-type="float">
            <text:p>0.5975523591</text:p>
          </table:table-cell>
          <table:table-cell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591890931129456" calcext:value-type="float">
            <text:p>0.5918909311</text:p>
          </table:table-cell>
          <table:table-cell office:value-type="float" office:value="0.499973773956299" calcext:value-type="float">
            <text:p>0.499973774</text:p>
          </table:table-cell>
          <table:table-cell/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0.576765537261963" calcext:value-type="float">
            <text:p>0.5767655373</text:p>
          </table:table-cell>
          <table:table-cell office:value-type="float" office:value="0.554509282112122" calcext:value-type="float">
            <text:p>0.5545092821</text:p>
          </table:table-cell>
          <table:table-cell/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0.617458641529083" calcext:value-type="float">
            <text:p>0.6174586415</text:p>
          </table:table-cell>
          <table:table-cell office:value-type="float" office:value="0.539198815822601" calcext:value-type="float">
            <text:p>0.5391988158</text:p>
          </table:table-cell>
          <table:table-cell/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0.568186044692993" calcext:value-type="float">
            <text:p>0.5681860447</text:p>
          </table:table-cell>
          <table:table-cell office:value-type="float" office:value="0.500429630279541" calcext:value-type="float">
            <text:p>0.5004296303</text:p>
          </table:table-cell>
          <table:table-cell/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0.608481168746948" calcext:value-type="float">
            <text:p>0.6084811687</text:p>
          </table:table-cell>
          <table:table-cell office:value-type="float" office:value="0.599321961402893" calcext:value-type="float">
            <text:p>0.5993219614</text:p>
          </table:table-cell>
          <table:table-cell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591774940490723" calcext:value-type="float">
            <text:p>0.5917749405</text:p>
          </table:table-cell>
          <table:table-cell office:value-type="float" office:value="0.56569254398346" calcext:value-type="float">
            <text:p>0.565692544</text:p>
          </table:table-cell>
          <table:table-cell/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0.597160339355469" calcext:value-type="float">
            <text:p>0.5971603394</text:p>
          </table:table-cell>
          <table:table-cell office:value-type="float" office:value="0.570200264453888" calcext:value-type="float">
            <text:p>0.5702002645</text:p>
          </table:table-cell>
          <table:table-cell/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0.624809801578522" calcext:value-type="float">
            <text:p>0.6248098016</text:p>
          </table:table-cell>
          <table:table-cell office:value-type="float" office:value="0.523564577102661" calcext:value-type="float">
            <text:p>0.5235645771</text:p>
          </table:table-cell>
          <table:table-cell/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0.6357342004776" calcext:value-type="float">
            <text:p>0.6357342005</text:p>
          </table:table-cell>
          <table:table-cell office:value-type="float" office:value="0.528409004211426" calcext:value-type="float">
            <text:p>0.5284090042</text:p>
          </table:table-cell>
          <table:table-cell/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0.534686803817749" calcext:value-type="float">
            <text:p>0.5346868038</text:p>
          </table:table-cell>
          <table:table-cell office:value-type="float" office:value="0.643180429935455" calcext:value-type="float">
            <text:p>0.6431804299</text:p>
          </table:table-cell>
          <table:table-cell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589260399341583" calcext:value-type="float">
            <text:p>0.5892603993</text:p>
          </table:table-cell>
          <table:table-cell office:value-type="float" office:value="0.562891364097595" calcext:value-type="float">
            <text:p>0.5628913641</text:p>
          </table:table-cell>
          <table:table-cell/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0.582903385162354" calcext:value-type="float">
            <text:p>0.5829033852</text:p>
          </table:table-cell>
          <table:table-cell office:value-type="float" office:value="0.581500589847565" calcext:value-type="float">
            <text:p>0.5815005898</text:p>
          </table:table-cell>
          <table:table-cell/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0.555904388427734" calcext:value-type="float">
            <text:p>0.5559043884</text:p>
          </table:table-cell>
          <table:table-cell office:value-type="float" office:value="0.530594229698181" calcext:value-type="float">
            <text:p>0.5305942297</text:p>
          </table:table-cell>
          <table:table-cell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0.606594443321228" calcext:value-type="float">
            <text:p>0.6065944433</text:p>
          </table:table-cell>
          <table:table-cell office:value-type="float" office:value="0.545899987220764" calcext:value-type="float">
            <text:p>0.5458999872</text:p>
          </table:table-cell>
          <table:table-cell/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0.604013979434967" calcext:value-type="float">
            <text:p>0.6040139794</text:p>
          </table:table-cell>
          <table:table-cell office:value-type="float" office:value="0.543258428573608" calcext:value-type="float">
            <text:p>0.5432584286</text:p>
          </table:table-cell>
          <table:table-cell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0.551529943943024" calcext:value-type="float">
            <text:p>0.5515299439</text:p>
          </table:table-cell>
          <table:table-cell office:value-type="float" office:value="0.514001965522766" calcext:value-type="float">
            <text:p>0.5140019655</text:p>
          </table:table-cell>
          <table:table-cell/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0.572811722755432" calcext:value-type="float">
            <text:p>0.5728117228</text:p>
          </table:table-cell>
          <table:table-cell office:value-type="float" office:value="0.598542630672455" calcext:value-type="float">
            <text:p>0.5985426307</text:p>
          </table:table-cell>
          <table:table-cell/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0.649657368659973" calcext:value-type="float">
            <text:p>0.6496573687</text:p>
          </table:table-cell>
          <table:table-cell office:value-type="float" office:value="0.573270797729492" calcext:value-type="float">
            <text:p>0.5732707977</text:p>
          </table:table-cell>
          <table:table-cell/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0.589494109153748" calcext:value-type="float">
            <text:p>0.5894941092</text:p>
          </table:table-cell>
          <table:table-cell office:value-type="float" office:value="0.578593134880066" calcext:value-type="float">
            <text:p>0.5785931349</text:p>
          </table:table-cell>
          <table:table-cell/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0.585859894752502" calcext:value-type="float">
            <text:p>0.5858598948</text:p>
          </table:table-cell>
          <table:table-cell office:value-type="float" office:value="0.62709379196167" calcext:value-type="float">
            <text:p>0.627093792</text:p>
          </table:table-cell>
          <table:table-cell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583498060703278" calcext:value-type="float">
            <text:p>0.5834980607</text:p>
          </table:table-cell>
          <table:table-cell office:value-type="float" office:value="0.678480565547943" calcext:value-type="float">
            <text:p>0.6784805655</text:p>
          </table:table-cell>
          <table:table-cell/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0.568038523197174" calcext:value-type="float">
            <text:p>0.5680385232</text:p>
          </table:table-cell>
          <table:table-cell office:value-type="float" office:value="0.585125923156738" calcext:value-type="float">
            <text:p>0.5851259232</text:p>
          </table:table-cell>
          <table:table-cell/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0.620530486106873" calcext:value-type="float">
            <text:p>0.6205304861</text:p>
          </table:table-cell>
          <table:table-cell office:value-type="float" office:value="0.56837785243988" calcext:value-type="float">
            <text:p>0.5683778524</text:p>
          </table:table-cell>
          <table:table-cell/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0.553288400173187" calcext:value-type="float">
            <text:p>0.5532884002</text:p>
          </table:table-cell>
          <table:table-cell office:value-type="float" office:value="0.533208847045898" calcext:value-type="float">
            <text:p>0.533208847</text:p>
          </table:table-cell>
          <table:table-cell/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0.505379199981689" calcext:value-type="float">
            <text:p>0.5053792</text:p>
          </table:table-cell>
          <table:table-cell office:value-type="float" office:value="0.654183030128479" calcext:value-type="float">
            <text:p>0.6541830301</text:p>
          </table:table-cell>
          <table:table-cell/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0.626643359661102" calcext:value-type="float">
            <text:p>0.6266433597</text:p>
          </table:table-cell>
          <table:table-cell office:value-type="float" office:value="0.561283946037293" calcext:value-type="float">
            <text:p>0.561283946</text:p>
          </table:table-cell>
          <table:table-cell/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0.571888446807861" calcext:value-type="float">
            <text:p>0.5718884468</text:p>
          </table:table-cell>
          <table:table-cell office:value-type="float" office:value="0.574512839317322" calcext:value-type="float">
            <text:p>0.5745128393</text:p>
          </table:table-cell>
          <table:table-cell/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0.557314097881317" calcext:value-type="float">
            <text:p>0.5573140979</text:p>
          </table:table-cell>
          <table:table-cell office:value-type="float" office:value="0.663090586662293" calcext:value-type="float">
            <text:p>0.6630905867</text:p>
          </table:table-cell>
          <table:table-cell/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0.544033408164978" calcext:value-type="float">
            <text:p>0.5440334082</text:p>
          </table:table-cell>
          <table:table-cell office:value-type="float" office:value="0.54949951171875" calcext:value-type="float">
            <text:p>0.5494995117</text:p>
          </table:table-cell>
          <table:table-cell/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0.582462310791016" calcext:value-type="float">
            <text:p>0.5824623108</text:p>
          </table:table-cell>
          <table:table-cell office:value-type="float" office:value="0.647570431232452" calcext:value-type="float">
            <text:p>0.6475704312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556046605110168" calcext:value-type="float">
            <text:p>0.5560466051</text:p>
          </table:table-cell>
          <table:table-cell office:value-type="float" office:value="0.55038857460022" calcext:value-type="float">
            <text:p>0.5503885746</text:p>
          </table:table-cell>
          <table:table-cell/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0.535121023654938" calcext:value-type="float">
            <text:p>0.5351210237</text:p>
          </table:table-cell>
          <table:table-cell office:value-type="float" office:value="0.592085719108582" calcext:value-type="float">
            <text:p>0.5920857191</text:p>
          </table:table-cell>
          <table:table-cell/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0.531609535217285" calcext:value-type="float">
            <text:p>0.5316095352</text:p>
          </table:table-cell>
          <table:table-cell office:value-type="float" office:value="0.539643049240112" calcext:value-type="float">
            <text:p>0.5396430492</text:p>
          </table:table-cell>
          <table:table-cell/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float" office:value="0.546421885490418" calcext:value-type="float">
            <text:p>0.5464218855</text:p>
          </table:table-cell>
          <table:table-cell office:value-type="float" office:value="0.532684922218323" calcext:value-type="float">
            <text:p>0.5326849222</text:p>
          </table:table-cell>
          <table:table-cell/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0.509767055511475" calcext:value-type="float">
            <text:p>0.5097670555</text:p>
          </table:table-cell>
          <table:table-cell office:value-type="float" office:value="0.573596835136414" calcext:value-type="float">
            <text:p>0.5735968351</text:p>
          </table:table-cell>
          <table:table-cell/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0.599624752998352" calcext:value-type="float">
            <text:p>0.599624753</text:p>
          </table:table-cell>
          <table:table-cell office:value-type="float" office:value="0.603507399559021" calcext:value-type="float">
            <text:p>0.6035073996</text:p>
          </table:table-cell>
          <table:table-cell/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0.651768445968628" calcext:value-type="float">
            <text:p>0.651768446</text:p>
          </table:table-cell>
          <table:table-cell office:value-type="float" office:value="0.652884185314178" calcext:value-type="float">
            <text:p>0.6528841853</text:p>
          </table:table-cell>
          <table:table-cell/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0.525998055934906" calcext:value-type="float">
            <text:p>0.5259980559</text:p>
          </table:table-cell>
          <table:table-cell office:value-type="float" office:value="0.533469498157501" calcext:value-type="float">
            <text:p>0.5334694982</text:p>
          </table:table-cell>
          <table:table-cell/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0.540573954582214" calcext:value-type="float">
            <text:p>0.5405739546</text:p>
          </table:table-cell>
          <table:table-cell office:value-type="float" office:value="0.520361185073853" calcext:value-type="float">
            <text:p>0.5203611851</text:p>
          </table:table-cell>
          <table:table-cell/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0.600764632225037" calcext:value-type="float">
            <text:p>0.6007646322</text:p>
          </table:table-cell>
          <table:table-cell office:value-type="float" office:value="0.539571344852448" calcext:value-type="float">
            <text:p>0.5395713449</text:p>
          </table:table-cell>
          <table:table-cell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577373266220093" calcext:value-type="float">
            <text:p>0.5773732662</text:p>
          </table:table-cell>
          <table:table-cell office:value-type="float" office:value="0.514285922050476" calcext:value-type="float">
            <text:p>0.5142859221</text:p>
          </table:table-cell>
          <table:table-cell/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0.510699450969696" calcext:value-type="float">
            <text:p>0.510699451</text:p>
          </table:table-cell>
          <table:table-cell office:value-type="float" office:value="0.565715909004211" calcext:value-type="float">
            <text:p>0.565715909</text:p>
          </table:table-cell>
          <table:table-cell/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0.558137238025665" calcext:value-type="float">
            <text:p>0.558137238</text:p>
          </table:table-cell>
          <table:table-cell office:value-type="float" office:value="0.60864645242691" calcext:value-type="float">
            <text:p>0.6086464524</text:p>
          </table:table-cell>
          <table:table-cell/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0.854645431041718" calcext:value-type="float">
            <text:p>0.854645431</text:p>
          </table:table-cell>
          <table:table-cell office:value-type="float" office:value="0.554383873939514" calcext:value-type="float">
            <text:p>0.5543838739</text:p>
          </table:table-cell>
          <table:table-cell/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0.552717447280884" calcext:value-type="float">
            <text:p>0.5527174473</text:p>
          </table:table-cell>
          <table:table-cell office:value-type="float" office:value="0.600954651832581" calcext:value-type="float">
            <text:p>0.6009546518</text:p>
          </table:table-cell>
          <table:table-cell/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0.559621512889862" calcext:value-type="float">
            <text:p>0.5596215129</text:p>
          </table:table-cell>
          <table:table-cell office:value-type="float" office:value="0.481295228004456" calcext:value-type="float">
            <text:p>0.481295228</text:p>
          </table:table-cell>
          <table:table-cell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0.476388812065125" calcext:value-type="float">
            <text:p>0.4763888121</text:p>
          </table:table-cell>
          <table:table-cell office:value-type="float" office:value="0.567666471004486" calcext:value-type="float">
            <text:p>0.567666471</text:p>
          </table:table-cell>
          <table:table-cell/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float" office:value="0.550411939620972" calcext:value-type="float">
            <text:p>0.5504119396</text:p>
          </table:table-cell>
          <table:table-cell office:value-type="float" office:value="0.537045061588287" calcext:value-type="float">
            <text:p>0.5370450616</text:p>
          </table:table-cell>
          <table:table-cell/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0.532440543174744" calcext:value-type="float">
            <text:p>0.5324405432</text:p>
          </table:table-cell>
          <table:table-cell office:value-type="float" office:value="0.634353637695313" calcext:value-type="float">
            <text:p>0.6343536377</text:p>
          </table:table-cell>
          <table:table-cell/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float" office:value="0.524996221065521" calcext:value-type="float">
            <text:p>0.5249962211</text:p>
          </table:table-cell>
          <table:table-cell office:value-type="float" office:value="0.560430884361267" calcext:value-type="float">
            <text:p>0.5604308844</text:p>
          </table:table-cell>
          <table:table-cell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537527680397034" calcext:value-type="float">
            <text:p>0.5375276804</text:p>
          </table:table-cell>
          <table:table-cell office:value-type="float" office:value="0.491836965084076" calcext:value-type="float">
            <text:p>0.4918369651</text:p>
          </table:table-cell>
          <table:table-cell/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0.484887033700943" calcext:value-type="float">
            <text:p>0.4848870337</text:p>
          </table:table-cell>
          <table:table-cell office:value-type="float" office:value="0.549710869789124" calcext:value-type="float">
            <text:p>0.5497108698</text:p>
          </table:table-cell>
          <table:table-cell/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0.530275583267212" calcext:value-type="float">
            <text:p>0.5302755833</text:p>
          </table:table-cell>
          <table:table-cell office:value-type="float" office:value="0.497292250394821" calcext:value-type="float">
            <text:p>0.4972922504</text:p>
          </table:table-cell>
          <table:table-cell/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0.502991318702698" calcext:value-type="float">
            <text:p>0.5029913187</text:p>
          </table:table-cell>
          <table:table-cell office:value-type="float" office:value="0.531508684158325" calcext:value-type="float">
            <text:p>0.5315086842</text:p>
          </table:table-cell>
          <table:table-cell/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0.501749455928803" calcext:value-type="float">
            <text:p>0.5017494559</text:p>
          </table:table-cell>
          <table:table-cell office:value-type="float" office:value="0.574807286262512" calcext:value-type="float">
            <text:p>0.5748072863</text:p>
          </table:table-cell>
          <table:table-cell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0.510324656963348" calcext:value-type="float">
            <text:p>0.510324657</text:p>
          </table:table-cell>
          <table:table-cell office:value-type="float" office:value="0.552040457725525" calcext:value-type="float">
            <text:p>0.5520404577</text:p>
          </table:table-cell>
          <table:table-cell/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0.509771108627319" calcext:value-type="float">
            <text:p>0.5097711086</text:p>
          </table:table-cell>
          <table:table-cell office:value-type="float" office:value="0.490625768899918" calcext:value-type="float">
            <text:p>0.4906257689</text:p>
          </table:table-cell>
          <table:table-cell/>
        </table:table-row>
        <table:table-row table:style-name="ro1">
          <table:table-cell office:value-type="float" office:value="22700" calcext:value-type="float">
            <text:p>22700</text:p>
          </table:table-cell>
          <table:table-cell office:value-type="float" office:value="0.545282185077667" calcext:value-type="float">
            <text:p>0.5452821851</text:p>
          </table:table-cell>
          <table:table-cell office:value-type="float" office:value="0.398006439208984" calcext:value-type="float">
            <text:p>0.3980064392</text:p>
          </table:table-cell>
          <table:table-cell/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0.512456297874451" calcext:value-type="float">
            <text:p>0.5124562979</text:p>
          </table:table-cell>
          <table:table-cell office:value-type="float" office:value="0.541256427764893" calcext:value-type="float">
            <text:p>0.5412564278</text:p>
          </table:table-cell>
          <table:table-cell/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0.513068556785584" calcext:value-type="float">
            <text:p>0.5130685568</text:p>
          </table:table-cell>
          <table:table-cell office:value-type="float" office:value="0.544621706008911" calcext:value-type="float">
            <text:p>0.544621706</text:p>
          </table:table-cell>
          <table:table-cell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577342629432678" calcext:value-type="float">
            <text:p>0.5773426294</text:p>
          </table:table-cell>
          <table:table-cell office:value-type="float" office:value="0.537962079048157" calcext:value-type="float">
            <text:p>0.537962079</text:p>
          </table:table-cell>
          <table:table-cell/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0.513026297092438" calcext:value-type="float">
            <text:p>0.5130262971</text:p>
          </table:table-cell>
          <table:table-cell office:value-type="float" office:value="0.508465468883514" calcext:value-type="float">
            <text:p>0.5084654689</text:p>
          </table:table-cell>
          <table:table-cell/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0.548276662826538" calcext:value-type="float">
            <text:p>0.5482766628</text:p>
          </table:table-cell>
          <table:table-cell office:value-type="float" office:value="0.652095556259155" calcext:value-type="float">
            <text:p>0.6520955563</text:p>
          </table:table-cell>
          <table:table-cell/>
        </table:table-row>
        <table:table-row table:style-name="ro1">
          <table:table-cell office:value-type="float" office:value="23300" calcext:value-type="float">
            <text:p>23300</text:p>
          </table:table-cell>
          <table:table-cell office:value-type="float" office:value="0.531256437301636" calcext:value-type="float">
            <text:p>0.5312564373</text:p>
          </table:table-cell>
          <table:table-cell office:value-type="float" office:value="0.501707136631012" calcext:value-type="float">
            <text:p>0.5017071366</text:p>
          </table:table-cell>
          <table:table-cell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0.552805125713348" calcext:value-type="float">
            <text:p>0.5528051257</text:p>
          </table:table-cell>
          <table:table-cell office:value-type="float" office:value="0.467908501625061" calcext:value-type="float">
            <text:p>0.4679085016</text:p>
          </table:table-cell>
          <table:table-cell/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0.526567578315735" calcext:value-type="float">
            <text:p>0.5265675783</text:p>
          </table:table-cell>
          <table:table-cell office:value-type="float" office:value="0.465782582759857" calcext:value-type="float">
            <text:p>0.4657825828</text:p>
          </table:table-cell>
          <table:table-cell/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0.498902499675751" calcext:value-type="float">
            <text:p>0.4989024997</text:p>
          </table:table-cell>
          <table:table-cell office:value-type="float" office:value="0.537662506103516" calcext:value-type="float">
            <text:p>0.5376625061</text:p>
          </table:table-cell>
          <table:table-cell/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0.506198704242706" calcext:value-type="float">
            <text:p>0.5061987042</text:p>
          </table:table-cell>
          <table:table-cell office:value-type="float" office:value="0.52034342288971" calcext:value-type="float">
            <text:p>0.5203434229</text:p>
          </table:table-cell>
          <table:table-cell/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0.449842870235443" calcext:value-type="float">
            <text:p>0.4498428702</text:p>
          </table:table-cell>
          <table:table-cell office:value-type="float" office:value="0.539861977100372" calcext:value-type="float">
            <text:p>0.5398619771</text:p>
          </table:table-cell>
          <table:table-cell/>
        </table:table-row>
        <table:table-row table:style-name="ro1">
          <table:table-cell office:value-type="float" office:value="23900" calcext:value-type="float">
            <text:p>23900</text:p>
          </table:table-cell>
          <table:table-cell office:value-type="float" office:value="0.515233397483826" calcext:value-type="float">
            <text:p>0.5152333975</text:p>
          </table:table-cell>
          <table:table-cell office:value-type="float" office:value="0.549636662006378" calcext:value-type="float">
            <text:p>0.549636662</text:p>
          </table:table-cell>
          <table:table-cell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512147903442383" calcext:value-type="float">
            <text:p>0.5121479034</text:p>
          </table:table-cell>
          <table:table-cell office:value-type="float" office:value="0.539151072502136" calcext:value-type="float">
            <text:p>0.5391510725</text:p>
          </table:table-cell>
          <table:table-cell/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0.539094507694244" calcext:value-type="float">
            <text:p>0.5390945077</text:p>
          </table:table-cell>
          <table:table-cell office:value-type="float" office:value="0.555232226848602" calcext:value-type="float">
            <text:p>0.5552322268</text:p>
          </table:table-cell>
          <table:table-cell/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float" office:value="0.496280133724213" calcext:value-type="float">
            <text:p>0.4962801337</text:p>
          </table:table-cell>
          <table:table-cell office:value-type="float" office:value="0.485938251018524" calcext:value-type="float">
            <text:p>0.485938251</text:p>
          </table:table-cell>
          <table:table-cell/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0.442972183227539" calcext:value-type="float">
            <text:p>0.4429721832</text:p>
          </table:table-cell>
          <table:table-cell office:value-type="float" office:value="0.594645857810974" calcext:value-type="float">
            <text:p>0.5946458578</text:p>
          </table:table-cell>
          <table:table-cell/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0.527012348175049" calcext:value-type="float">
            <text:p>0.5270123482</text:p>
          </table:table-cell>
          <table:table-cell office:value-type="float" office:value="0.48536604642868" calcext:value-type="float">
            <text:p>0.4853660464</text:p>
          </table:table-cell>
          <table:table-cell/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0.45890086889267" calcext:value-type="float">
            <text:p>0.4589008689</text:p>
          </table:table-cell>
          <table:table-cell office:value-type="float" office:value="0.535371840000153" calcext:value-type="float">
            <text:p>0.53537184</text:p>
          </table:table-cell>
          <table:table-cell/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0.555051743984222" calcext:value-type="float">
            <text:p>0.555051744</text:p>
          </table:table-cell>
          <table:table-cell office:value-type="float" office:value="0.513672411441803" calcext:value-type="float">
            <text:p>0.5136724114</text:p>
          </table:table-cell>
          <table:table-cell/>
        </table:table-row>
        <table:table-row table:style-name="ro1">
          <table:table-cell office:value-type="float" office:value="24700" calcext:value-type="float">
            <text:p>24700</text:p>
          </table:table-cell>
          <table:table-cell office:value-type="float" office:value="0.617260634899139" calcext:value-type="float">
            <text:p>0.6172606349</text:p>
          </table:table-cell>
          <table:table-cell office:value-type="float" office:value="0.480847179889679" calcext:value-type="float">
            <text:p>0.4808471799</text:p>
          </table:table-cell>
          <table:table-cell/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0.502289891242981" calcext:value-type="float">
            <text:p>0.5022898912</text:p>
          </table:table-cell>
          <table:table-cell office:value-type="float" office:value="0.510727286338806" calcext:value-type="float">
            <text:p>0.5107272863</text:p>
          </table:table-cell>
          <table:table-cell/>
        </table:table-row>
        <table:table-row table:style-name="ro1">
          <table:table-cell office:value-type="float" office:value="24900" calcext:value-type="float">
            <text:p>24900</text:p>
          </table:table-cell>
          <table:table-cell office:value-type="float" office:value="0.493065416812897" calcext:value-type="float">
            <text:p>0.4930654168</text:p>
          </table:table-cell>
          <table:table-cell office:value-type="float" office:value="0.464440047740936" calcext:value-type="float">
            <text:p>0.4644400477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462568521499634" calcext:value-type="float">
            <text:p>0.4625685215</text:p>
          </table:table-cell>
          <table:table-cell office:value-type="float" office:value="0.498937517404556" calcext:value-type="float">
            <text:p>0.4989375174</text:p>
          </table:table-cell>
          <table:table-cell/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0.451192617416382" calcext:value-type="float">
            <text:p>0.4511926174</text:p>
          </table:table-cell>
          <table:table-cell office:value-type="float" office:value="0.502034306526184" calcext:value-type="float">
            <text:p>0.5020343065</text:p>
          </table:table-cell>
          <table:table-cell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0.457528531551361" calcext:value-type="float">
            <text:p>0.4575285316</text:p>
          </table:table-cell>
          <table:table-cell office:value-type="float" office:value="0.534232199192047" calcext:value-type="float">
            <text:p>0.5342321992</text:p>
          </table:table-cell>
          <table:table-cell/>
        </table:table-row>
        <table:table-row table:style-name="ro1">
          <table:table-cell office:value-type="float" office:value="25300" calcext:value-type="float">
            <text:p>25300</text:p>
          </table:table-cell>
          <table:table-cell office:value-type="float" office:value="0.533708870410919" calcext:value-type="float">
            <text:p>0.5337088704</text:p>
          </table:table-cell>
          <table:table-cell office:value-type="float" office:value="0.498965591192246" calcext:value-type="float">
            <text:p>0.4989655912</text:p>
          </table:table-cell>
          <table:table-cell/>
        </table:table-row>
        <table:table-row table:style-name="ro1">
          <table:table-cell office:value-type="float" office:value="25400" calcext:value-type="float">
            <text:p>25400</text:p>
          </table:table-cell>
          <table:table-cell office:value-type="float" office:value="0.558368563652039" calcext:value-type="float">
            <text:p>0.5583685637</text:p>
          </table:table-cell>
          <table:table-cell office:value-type="float" office:value="0.569016456604004" calcext:value-type="float">
            <text:p>0.5690164566</text:p>
          </table:table-cell>
          <table:table-cell/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0.488379716873169" calcext:value-type="float">
            <text:p>0.4883797169</text:p>
          </table:table-cell>
          <table:table-cell office:value-type="float" office:value="0.555862963199616" calcext:value-type="float">
            <text:p>0.5558629632</text:p>
          </table:table-cell>
          <table:table-cell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0.450130879878998" calcext:value-type="float">
            <text:p>0.4501308799</text:p>
          </table:table-cell>
          <table:table-cell office:value-type="float" office:value="0.575299263000488" calcext:value-type="float">
            <text:p>0.575299263</text:p>
          </table:table-cell>
          <table:table-cell/>
        </table:table-row>
        <table:table-row table:style-name="ro1">
          <table:table-cell office:value-type="float" office:value="25700" calcext:value-type="float">
            <text:p>25700</text:p>
          </table:table-cell>
          <table:table-cell office:value-type="float" office:value="0.455799043178558" calcext:value-type="float">
            <text:p>0.4557990432</text:p>
          </table:table-cell>
          <table:table-cell office:value-type="float" office:value="0.485422551631928" calcext:value-type="float">
            <text:p>0.4854225516</text:p>
          </table:table-cell>
          <table:table-cell/>
        </table:table-row>
        <table:table-row table:style-name="ro1">
          <table:table-cell office:value-type="float" office:value="25800" calcext:value-type="float">
            <text:p>25800</text:p>
          </table:table-cell>
          <table:table-cell office:value-type="float" office:value="0.508239209651947" calcext:value-type="float">
            <text:p>0.5082392097</text:p>
          </table:table-cell>
          <table:table-cell office:value-type="float" office:value="0.546896696090698" calcext:value-type="float">
            <text:p>0.5468966961</text:p>
          </table:table-cell>
          <table:table-cell/>
        </table:table-row>
        <table:table-row table:style-name="ro1">
          <table:table-cell office:value-type="float" office:value="25900" calcext:value-type="float">
            <text:p>25900</text:p>
          </table:table-cell>
          <table:table-cell office:value-type="float" office:value="0.468137413263321" calcext:value-type="float">
            <text:p>0.4681374133</text:p>
          </table:table-cell>
          <table:table-cell table:number-columns-repeated="2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50568413734436" calcext:value-type="float">
            <text:p>0.5056841373</text:p>
          </table:table-cell>
          <table:table-cell table:number-columns-repeated="2"/>
        </table:table-row>
        <table:table-row table:style-name="ro1">
          <table:table-cell office:value-type="float" office:value="26100" calcext:value-type="float">
            <text:p>26100</text:p>
          </table:table-cell>
          <table:table-cell office:value-type="float" office:value="0.461275994777679" calcext:value-type="float">
            <text:p>0.4612759948</text:p>
          </table:table-cell>
          <table:table-cell table:number-columns-repeated="2"/>
        </table:table-row>
        <table:table-row table:style-name="ro1">
          <table:table-cell office:value-type="float" office:value="26200" calcext:value-type="float">
            <text:p>26200</text:p>
          </table:table-cell>
          <table:table-cell office:value-type="float" office:value="0.447995483875275" calcext:value-type="float">
            <text:p>0.4479954839</text:p>
          </table:table-cell>
          <table:table-cell table:number-columns-repeated="2"/>
        </table:table-row>
        <table:table-row table:style-name="ro1">
          <table:table-cell office:value-type="float" office:value="26300" calcext:value-type="float">
            <text:p>26300</text:p>
          </table:table-cell>
          <table:table-cell office:value-type="float" office:value="0.438271790742874" calcext:value-type="float">
            <text:p>0.4382717907</text:p>
          </table:table-cell>
          <table:table-cell table:number-columns-repeated="2"/>
        </table:table-row>
        <table:table-row table:style-name="ro1">
          <table:table-cell office:value-type="float" office:value="26400" calcext:value-type="float">
            <text:p>26400</text:p>
          </table:table-cell>
          <table:table-cell office:value-type="float" office:value="0.463584542274475" calcext:value-type="float">
            <text:p>0.4635845423</text:p>
          </table:table-cell>
          <table:table-cell table:number-columns-repeated="2"/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0.439756840467453" calcext:value-type="float">
            <text:p>0.4397568405</text:p>
          </table:table-cell>
          <table:table-cell table:number-columns-repeated="2"/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0.461410373449326" calcext:value-type="float">
            <text:p>0.4614103734</text:p>
          </table:table-cell>
          <table:table-cell table:number-columns-repeated="2"/>
        </table:table-row>
        <table:table-row table:style-name="ro1">
          <table:table-cell office:value-type="float" office:value="26700" calcext:value-type="float">
            <text:p>26700</text:p>
          </table:table-cell>
          <table:table-cell office:value-type="float" office:value="0.464070796966553" calcext:value-type="float">
            <text:p>0.464070797</text:p>
          </table:table-cell>
          <table:table-cell table:number-columns-repeated="2"/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0.472681283950806" calcext:value-type="float">
            <text:p>0.472681284</text:p>
          </table:table-cell>
          <table:table-cell table:number-columns-repeated="2"/>
        </table:table-row>
        <table:table-row table:style-name="ro1">
          <table:table-cell office:value-type="float" office:value="26900" calcext:value-type="float">
            <text:p>26900</text:p>
          </table:table-cell>
          <table:table-cell office:value-type="float" office:value="0.489382565021515" calcext:value-type="float">
            <text:p>0.489382565</text:p>
          </table:table-cell>
          <table:table-cell table:number-columns-repeated="2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473310768604279" calcext:value-type="float">
            <text:p>0.473310768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5:16:20.205345762</meta:creation-date>
    <dc:date>2016-11-10T15:24:17.312321470</dc:date>
    <meta:editing-duration>P0D</meta:editing-duration>
    <meta:editing-cycles>1</meta:editing-cycles>
    <meta:document-statistic meta:table-count="1" meta:cell-count="920" meta:object-count="0"/>
    <meta:generator>LibreOffice/4.2.8.2$Linux_X86_64 LibreOffice_project/420m0$Build-2</meta:generator>
  </office:meta>
</office:document-meta>
</file>